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DRIGUEZ REYMUNDO JAVIER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6821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AZAMAR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47610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REYMUNDO JAVIER VICENT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6821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4761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306215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8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514040</text:p>
          </table:table-cell>
          <table:table-cell table:style-name="Tabla2.D3" office:value-type="string">
            <text:p text:style-name="P23">1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15:31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